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4ca83a8040" style:family="table" style:master-page-name="ta-mp-0x7f4ca83a804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4ca83638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ca8364960" style:family="table-cell" style:data-style-name="General">
      <style:table-cell-properties fo:background-color="#ff000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ca8364710" style:family="table-cell" style:data-style-name="General">
      <style:table-cell-properties fo:background-color="#00000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ffffff" fo:font-family="Sans"/>
    </style:style>
    <style:style style:name="ACE-0x7f4ca8364bb0" style:family="table-cell" style:data-style-name="General">
      <style:table-cell-properties fo:background-color="#cccccc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ca8364cd8" style:family="table-cell" style:data-style-name="General">
      <style:table-cell-properties fo:background-color="#99ff66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ca8364e00" style:family="table-cell" style:data-style-name="General">
      <style:table-cell-properties fo:background-color="#ffff99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ca8364f28" style:family="table-cell" style:data-style-name="General">
      <style:table-cell-properties fo:background-color="#9966cc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ca8365050" style:family="table-cell" style:data-style-name="General">
      <style:table-cell-properties fo:background-color="#0000ff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4ca8365178" style:family="table-cell" style:data-style-name="General">
      <style:table-cell-properties fo:background-color="#996633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64.01pt" style:use-optimal-column-width="true"/>
    </style:style>
    <style:style style:name="ACOL-2" style:family="table-column">
      <style:table-column-properties style:column-width="114.24pt" style:use-optimal-column-width="true"/>
    </style:style>
    <style:style style:name="ACOL-3" style:family="table-column"/>
    <style:style style:name="AROW-1" style:family="table-row">
      <style:table-row-properties style:row-height="12.82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x7f4ca83a804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1" table:number-columns-repeated="3"/>
        <table:table-column table:style-name="ACOL-0" table:number-columns-repeated="123"/>
        <table:table-row table:style-name="AROW-1" table:number-rows-repeated="5">
          <table:table-cell table:number-columns-repeated="128"/>
        </table:table-row>
        <table:table-row table:style-name="AROW-1">
          <table:table-cell table:number-columns-repeated="2" table:style-name="Gnumeric-default"/>
          <table:table-cell table:style-name="Gnumeric-default" office:value-type="string">
            <text:p>UEXT</text:p>
          </table:table-cell>
          <table:table-cell table:number-columns-repeated="125" table:style-name="Gnumeric-default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style-name="Gnumeric-default"/>
          <table:table-cell table:style-name="Gnumeric-default" office:value-type="string">
            <text:p>Pin Number Uext</text:p>
          </table:table-cell>
          <table:table-cell table:style-name="Gnumeric-default" office:value-type="string">
            <text:p>Pin Name</text:p>
          </table:table-cell>
          <table:table-cell table:style-name="Gnumeric-default" office:value-type="string">
            <text:p>Color</text:p>
          </table:table-cell>
          <table:table-cell table:style-name="Gnumeric-default" office:value-type="string">
            <text:p>Board</text:p>
          </table:table-cell>
          <table:table-cell table:number-columns-repeated="123" table:style-name="Gnumeric-default"/>
        </table:table-row>
        <table:table-row table:style-name="AROW-1">
          <table:table-cell table:style-name="Gnumeric-default"/>
          <table:table-cell table:style-name="ACE-0x7f4ca8364960" office:value-type="float" office:value="1">
            <text:p>1</text:p>
          </table:table-cell>
          <table:table-cell table:style-name="ACE-0x7f4ca8364960" office:value-type="string">
            <text:p>VCC</text:p>
          </table:table-cell>
          <table:table-cell table:style-name="ACE-0x7f4ca8364960" office:value-type="string">
            <text:p>red</text:p>
          </table:table-cell>
          <table:table-cell table:style-name="ACE-0x7f4ca8364960" office:value-type="string">
            <text:p>VCC</text:p>
          </table:table-cell>
          <table:table-cell table:number-columns-repeated="123" table:style-name="Gnumeric-default"/>
        </table:table-row>
        <table:table-row table:style-name="AROW-1">
          <table:table-cell table:style-name="Gnumeric-default"/>
          <table:table-cell table:style-name="ACE-0x7f4ca8364710" office:value-type="float" office:value="2">
            <text:p>2</text:p>
          </table:table-cell>
          <table:table-cell table:style-name="ACE-0x7f4ca8364710" office:value-type="string">
            <text:p>GND</text:p>
          </table:table-cell>
          <table:table-cell table:style-name="ACE-0x7f4ca8364710" office:value-type="string">
            <text:p>black</text:p>
          </table:table-cell>
          <table:table-cell table:style-name="ACE-0x7f4ca8364710" office:value-type="string">
            <text:p>GND</text:p>
          </table:table-cell>
          <table:table-cell table:number-columns-repeated="123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PI12</text:p>
          </table:table-cell>
          <table:table-cell table:style-name="Gnumeric-default" office:value-type="string">
            <text:p>white</text:p>
          </table:table-cell>
          <table:table-cell table:style-name="Gnumeric-default" office:value-type="string">
            <text:p>Reset</text:p>
          </table:table-cell>
          <table:table-cell table:number-columns-repeated="123" table:style-name="Gnumeric-default"/>
        </table:table-row>
        <table:table-row table:style-name="AROW-1">
          <table:table-cell table:style-name="Gnumeric-default"/>
          <table:table-cell table:style-name="ACE-0x7f4ca8364bb0" office:value-type="float" office:value="4">
            <text:p>4</text:p>
          </table:table-cell>
          <table:table-cell table:style-name="ACE-0x7f4ca8364bb0" office:value-type="string">
            <text:p>PI13</text:p>
          </table:table-cell>
          <table:table-cell table:style-name="ACE-0x7f4ca8364bb0" office:value-type="string">
            <text:p>grey</text:p>
          </table:table-cell>
          <table:table-cell table:style-name="ACE-0x7f4ca8364bb0" office:value-type="string">
            <text:p>D/C</text:p>
          </table:table-cell>
          <table:table-cell table:number-columns-repeated="123" table:style-name="Gnumeric-default"/>
        </table:table-row>
        <table:table-row table:style-name="AROW-1">
          <table:table-cell table:style-name="Gnumeric-default"/>
          <table:table-cell table:style-name="ACE-0x7f4ca8364cd8" office:value-type="float" office:value="5">
            <text:p>5</text:p>
          </table:table-cell>
          <table:table-cell table:style-name="ACE-0x7f4ca8364cd8" office:value-type="string">
            <text:p>PB20</text:p>
          </table:table-cell>
          <table:table-cell table:style-name="ACE-0x7f4ca8364cd8" office:value-type="string">
            <text:p>green</text:p>
          </table:table-cell>
          <table:table-cell table:style-name="ACE-0x7f4ca8364cd8" office:value-type="string">
            <text:p>LED</text:p>
          </table:table-cell>
          <table:table-cell table:number-columns-repeated="123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string">
            <text:p>PB21</text:p>
          </table:table-cell>
          <table:table-cell table:style-name="Gnumeric-default" office:value-type="string">
            <text:p>void</text:p>
          </table:table-cell>
          <table:table-cell table:style-name="Gnumeric-default" office:value-type="string">
            <text:p>void</text:p>
          </table:table-cell>
          <table:table-cell table:number-columns-repeated="123" table:style-name="Gnumeric-default"/>
        </table:table-row>
        <table:table-row table:style-name="AROW-1">
          <table:table-cell table:style-name="Gnumeric-default"/>
          <table:table-cell table:style-name="ACE-0x7f4ca8364e00" office:value-type="float" office:value="7">
            <text:p>7</text:p>
          </table:table-cell>
          <table:table-cell table:style-name="ACE-0x7f4ca8364e00" office:value-type="string">
            <text:p>PC22</text:p>
          </table:table-cell>
          <table:table-cell table:style-name="ACE-0x7f4ca8364e00" office:value-type="string">
            <text:p>yellow</text:p>
          </table:table-cell>
          <table:table-cell table:style-name="ACE-0x7f4ca8364e00" office:value-type="string">
            <text:p>MISO</text:p>
          </table:table-cell>
          <table:table-cell table:number-columns-repeated="123" table:style-name="Gnumeric-default"/>
        </table:table-row>
        <table:table-row table:style-name="AROW-1">
          <table:table-cell table:style-name="Gnumeric-default"/>
          <table:table-cell table:style-name="ACE-0x7f4ca8364f28" office:value-type="float" office:value="8">
            <text:p>8</text:p>
          </table:table-cell>
          <table:table-cell table:style-name="ACE-0x7f4ca8364f28" office:value-type="string">
            <text:p>PC21</text:p>
          </table:table-cell>
          <table:table-cell table:style-name="ACE-0x7f4ca8364f28" office:value-type="string">
            <text:p>purple</text:p>
          </table:table-cell>
          <table:table-cell table:style-name="ACE-0x7f4ca8364f28" office:value-type="string">
            <text:p>SDI</text:p>
          </table:table-cell>
          <table:table-cell table:number-columns-repeated="123" table:style-name="Gnumeric-default"/>
        </table:table-row>
        <table:table-row table:style-name="AROW-1">
          <table:table-cell table:style-name="Gnumeric-default"/>
          <table:table-cell table:style-name="ACE-0x7f4ca8365050" office:value-type="float" office:value="9">
            <text:p>9</text:p>
          </table:table-cell>
          <table:table-cell table:style-name="ACE-0x7f4ca8365050" office:value-type="string">
            <text:p>PC20</text:p>
          </table:table-cell>
          <table:table-cell table:style-name="ACE-0x7f4ca8365050" office:value-type="string">
            <text:p>blue</text:p>
          </table:table-cell>
          <table:table-cell table:style-name="ACE-0x7f4ca8365050" office:value-type="string">
            <text:p>CLK(SCK)</text:p>
          </table:table-cell>
          <table:table-cell table:number-columns-repeated="123" table:style-name="Gnumeric-default"/>
        </table:table-row>
        <table:table-row table:style-name="AROW-1">
          <table:table-cell table:style-name="Gnumeric-default"/>
          <table:table-cell table:style-name="ACE-0x7f4ca8365178" office:value-type="float" office:value="10">
            <text:p>10</text:p>
          </table:table-cell>
          <table:table-cell table:style-name="ACE-0x7f4ca8365178" office:value-type="string">
            <text:p>PC19</text:p>
          </table:table-cell>
          <table:table-cell table:style-name="ACE-0x7f4ca8365178" office:value-type="string">
            <text:p>brown</text:p>
          </table:table-cell>
          <table:table-cell table:style-name="ACE-0x7f4ca8365178" office:value-type="string">
            <text:p>CS</text:p>
          </table:table-cell>
          <table:table-cell table:number-columns-repeated="123" table:style-name="Gnumeric-default"/>
        </table:table-row>
        <table:table-row table:style-name="AROW-0" table:number-rows-repeated="107">
          <table:table-cell table:number-columns-repeated="128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6" gnm:cursor-row="18">
          <gnm:selection gnm:start-col="6" gnm:start-row="18" gnm:end-col="6" gnm:end-row="18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4ca827c32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</office:automatic-styles>
  <office:master-styles>
    <style:master-page style:name="ta-mp-0x7f4ca83a8040" style:display-name="Sheet1" style:page-layout-name="pl-0x7f4ca827c32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4-08-13T19:34:47Z</dc:date>
    <meta:creation-date>2014-08-13T21:09:40Z</meta:creation-date>
    <meta:editing-cycles>3</meta:editing-cycles>
    <meta:editing-duration>PT5M5S</meta:editing-duration>
    <meta:generator>gnumeric/1.12.9</meta:generator>
  </office:meta>
</office:document-meta>
</file>